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50b3e"/>
    </style:style>
    <style:style style:name="P2" style:family="paragraph" style:parent-style-name="Standard">
      <style:text-properties officeooo:rsid="00050b3e" officeooo:paragraph-rsid="00050b3e"/>
    </style:style>
    <style:style style:name="P3" style:family="paragraph" style:parent-style-name="Standard" style:list-style-name="L1">
      <style:text-properties officeooo:rsid="00050b3e" officeooo:paragraph-rsid="00050b3e"/>
    </style:style>
    <style:style style:name="P4" style:family="paragraph" style:parent-style-name="Standard" style:list-style-name="L1">
      <style:text-properties officeooo:paragraph-rsid="00050b3e"/>
    </style:style>
    <style:style style:name="P5" style:family="paragraph" style:parent-style-name="Standard">
      <style:text-properties fo:font-size="16pt" officeooo:rsid="00050b3e" officeooo:paragraph-rsid="00050b3e" style:font-size-asian="16pt" style:font-size-complex="16pt"/>
    </style:style>
    <style:style style:name="P6" style:family="paragraph" style:parent-style-name="Standard" style:list-style-name="L1">
      <style:text-properties officeooo:rsid="0005f7cd" officeooo:paragraph-rsid="0005f7cd"/>
    </style:style>
    <style:style style:name="P7" style:family="paragraph" style:parent-style-name="Standard" style:list-style-name="L1">
      <style:text-properties officeooo:rsid="0005f7cd" officeooo:paragraph-rsid="00062317"/>
    </style:style>
    <style:style style:name="P8" style:family="paragraph" style:parent-style-name="Standard">
      <style:text-properties officeooo:rsid="00062317" officeooo:paragraph-rsid="0005f7cd"/>
    </style:style>
    <style:style style:name="P9" style:family="paragraph" style:parent-style-name="Standard">
      <style:text-properties officeooo:paragraph-rsid="00062317"/>
    </style:style>
    <style:style style:name="T1" style:family="text">
      <style:text-properties officeooo:rsid="00050b3e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06231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0b3e" style:font-weight-asian="bold" style:font-weight-complex="bold"/>
    </style:style>
    <style:style style:name="T6" style:family="text">
      <style:text-properties officeooo:rsid="000623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orientierte Programmierung - Praktikum <text:span text:style-name="T1">5</text:span> </text:p>
      <text:p text:style-name="P1"/>
      <text:p text:style-name="P5">Python 3 - Objektorientierte Programmierung</text:p>
      <text:p text:style-name="P1"/>
      <text:p text:style-name="P9"><text:span text:style-name="T6">Verwenden Sie die Implementierung für den Needlemann-Wunsch-Algorithmus, welche während der Vorlesung demonstriert wurde. Sie finden diese in der Datei </text:span><text:span text:style-name="T3">step6.py </text:span><text:span text:style-name="T6">im Github-Repository </text:span><text:a xlink:type="simple" xlink:href="https://github.com/tbullmann/python_course" text:style-name="Internet_20_link" text:visited-style-name="Visited_20_Internet_20_Link">https://github.com/tbullmann/python_course</text:a><text:span text:style-name="T6">.</text:span></text:p>
      <text:p text:style-name="P1"/>
      <text:p text:style-name="P2">Aufgaben:</text:p>
      <text:list xml:id="list2705893400" text:style-name="L1">
        <text:list-item>
          <text:p text:style-name="P4"><text:span text:style-name="T1">Ergänzen Sie die Implementierung des </text:span><text:span text:style-name="T5">Needlemann-Wunsch-Algorithmus</text:span><text:span text:style-name="T1"> um die Verwendung einer Substitutionsmatrix die während der Initialisierung zusammen mit den Lückenkosten übergeben wird</text:span></text:p>
          <text:list>
            <text:list-item>
              <text:p text:style-name="P4"><text:span text:style-name="T1">Gehen Sie auf </text:span><text:a xlink:type="simple" xlink:href="https://www.ncbi.nlm.nih.gov/Class/FieldGuide/BLOSUM62.txt" text:style-name="Internet_20_link" text:visited-style-name="Visited_20_Internet_20_Link">https://www.ncbi.nlm.nih.gov/Class/FieldGuide/BLOSUM62.txt</text:a> <text:span text:style-name="T1">und laden Sie die Textdatei mit der BLOSUM62 Matrix herunter.</text:span></text:p>
            </text:list-item>
            <text:list-item>
              <text:p text:style-name="P3">Schreiben Sie einen Parser für diese Text-Datei. Rückgabewert soll ein Dictionary sein, welches als Schlüssel Tupel von zwei Aminosäuren verwendet unter denen die Scores gespeichert werden. Also z.B. <text:line-break/><text:span text:style-name="T2">BLOSUM62[(“A“,“Q“)] = -1</text:span></text:p>
            </text:list-item>
            <text:list-item>
              <text:p text:style-name="P3">Ändern Sie die <text:span text:style-name="T2">score</text:span>-Methode der Klasse <text:span text:style-name="T2">needlemann_wunsch</text:span> entsprechend.</text:p>
            </text:list-item>
            <text:list-item>
              <text:p text:style-name="P3">Testen Sie Ihr Programm mit einer geeigneten Protein-Sequenz</text:p>
            </text:list-item>
          </text:list>
        </text:list-item>
        <text:list-item>
          <text:p text:style-name="P3">Implementieren Sie ausgehend den <text:span text:style-name="T4">Smith-Watermann-Algorithmus</text:span> ausgehen von der<text:span text:style-name="T2"> </text:span>Klasse <text:s/><text:span text:style-name="T2">needlemann_wunsch</text:span>:</text:p>
          <text:list>
            <text:list-item>
              <text:p text:style-name="P3">Schreiben Sie eine neue <text:s/><text:span text:style-name="T2">__init__ </text:span>Methode. Verwenden Sie dabei die <text:s/><text:span text:style-name="T2">__init__</text:span> einer Eltern-Klasse; überlegen Sie welche dabei am besten geeignet ist. <text:s/></text:p>
            </text:list-item>
            <text:list-item>
              <text:p text:style-name="P3">Schreiben Sie eine neue <text:s/><text:span text:style-name="T2">__init__ </text:span>Methode. </text:p>
            </text:list-item>
            <text:list-item>
              <text:p text:style-name="P3">Wie muss die <text:span text:style-name="T2">traceback </text:span>Methode angepasst werden?</text:p>
            </text:list-item>
            <text:list-item>
              <text:p text:style-name="P3">Testen Sie Ihr Programm mit einer geeigneten Protein-Sequenz und vergleichen Sie die Ergebnisse mit dem des Needlemann-Wunsch-Algorithmus</text:p>
            </text:list-item>
          </text:list>
        </text:list-item>
      </text:list>
      <text:p text:style-name="P2"/>
      <text:p text:style-name="P2">Zusatz:</text:p>
      <text:list xml:id="list163920250285278" text:continue-numbering="true" text:style-name="L1">
        <text:list-item>
          <text:p text:style-name="P6">Implementieren Sie eine Klasse mit gemeinen Brüchen, z.B. mit folgendem Verhalten:<text:line-break/><text:span text:style-name="T2">&gt;&gt;&gt; bruch1 = ratio(3,4)<text:line-break/>&gt;&gt;&gt; bruch2 = ratio(1,6)</text:span></text:p>
          <text:p text:style-name="P6"><text:span text:style-name="T2">&gt;&gt;&gt; print(bruch1+bruch2)</text:span></text:p>
          <text:p text:style-name="P6"><text:span text:style-name="T2">11/12</text:span></text:p>
          <text:p text:style-name="P6"><text:span text:style-name="T2">&gt;&gt;&gt; print(bruch1/bruch2)<text:line-break/>9</text:span></text:p>
          <text:list>
            <text:list-item>
              <text:p text:style-name="P6">Methode <text:span text:style-name="T2">__</text:span><text:span text:style-name="T3">add__</text:span><text:span text:style-name="T2"> </text:span>für Addition mit kleinstem gemeinsamen Vielfachen (siehe Praktikum 4 ...) </text:p>
            </text:list-item>
            <text:list-item>
              <text:p text:style-name="P7">Methode <text:span text:style-name="T2">__</text:span><text:span text:style-name="T3">div__</text:span>für Division mit kürzen des Ergebnisses</text:p>
            </text:list-item>
            <text:list-item>
              <text:p text:style-name="P7">Methode <text:span text:style-name="T2">__</text:span><text:span text:style-name="T3">str__</text:span>für die Ausgabe als String mit dem print-Statement.</text:p>
            </text:list-item>
          </text:list>
        </text:list-item>
      </text:list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6:06:26.333052224</meta:creation-date>
    <dc:date>2019-04-25T16:39:19.584756543</dc:date>
    <meta:editing-duration>PT4M11S</meta:editing-duration>
    <meta:editing-cycles>1</meta:editing-cycles>
    <meta:document-statistic meta:table-count="0" meta:image-count="0" meta:object-count="0" meta:page-count="1" meta:paragraph-count="22" meta:word-count="245" meta:character-count="1914" meta:non-whitespace-character-count="1695"/>
    <meta:generator>LibreOffice/6.0.6.2$Linux_X86_64 LibreOffice_project/00m0$Build-2</meta:generator>
  </office:meta>
</office:document-meta>
</file>